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75f" officeooo:paragraph-rsid="0008f75f"/>
    </style:style>
    <style:style style:name="P2" style:family="paragraph" style:parent-style-name="Standard">
      <style:text-properties officeooo:rsid="0009adad" officeooo:paragraph-rsid="0009adad"/>
    </style:style>
    <style:style style:name="P3" style:family="paragraph" style:parent-style-name="Standard">
      <style:text-properties officeooo:rsid="000a0e7a" officeooo:paragraph-rsid="000a0e7a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f75f" officeooo:paragraph-rsid="0008f75f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rzystanie z githuba.</text:p>
      <text:p text:style-name="P1"/>
      <text:p text:style-name="P1">1. Najpierw należy utworzyć repozytorium na githubie, najlepiej na licencji MIT.</text:p>
      <text:p text:style-name="P1">2. Następnie za pomocą komendy <text:s/>git clone należy pobrać pliki z github’a. Za komendą trzeba wkleić link ssh.</text:p>
      <text:p text:style-name="P2">3. Następnie zmień folder na ten, który został pobrany z Githuba.</text:p>
      <text:p text:style-name="P2">4. Teraz użyj komendy git status, aby sprawdzić stan plików. Te na czerwono należy dodać do repozytorium.</text:p>
      <text:p text:style-name="P2">5. Aby to zrobić użyj komendy git add nazwa_pliku.</text:p>
      <text:p text:style-name="P2">6. Po ponownym wpisaniu git status nowe pliki powinny wyświetlić się na zielono.</text:p>
      <text:p text:style-name="P2">7. Kolejną rzeczą jest zatwierdzenie nowych plików i zmian za pomocą komendy git commit, można zawrzeć komentarz za pomocą komendy -m ‘’Nasz komentarz.”.</text:p>
      <text:p text:style-name="P2">8. Teraz wysyłamy pliki na nasze konto na githuba za pomocą komendy git push.</text:p>
      <text:p text:style-name="P2"/>
      <text:p text:style-name="P2"/>
      <text:p text:style-name="P3">Więcej informacji znajdziesz w tym filmiku: <text:span text:style-name="T1">https://www.youtube.com/watch?v=RGOj5yH7ev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09:51:01.625793393</meta:creation-date>
    <dc:date>2021-06-23T10:15:36.909012910</dc:date>
    <meta:editing-duration>PT14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6" meta:character-count="827" meta:non-whitespace-character-count="710"/>
  </office:meta>
</office:document-meta>
</file>